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Light" fo:font-size="14pt" officeooo:rsid="00133422" officeooo:paragraph-rsid="00133422" style:font-size-asian="12.25pt" style:font-size-complex="14pt"/>
    </style:style>
    <style:style style:name="P2" style:family="paragraph" style:parent-style-name="Standard">
      <style:text-properties style:font-name="Ubuntu Light" fo:font-size="14pt" officeooo:rsid="001514a1" officeooo:paragraph-rsid="001514a1" style:font-size-asian="12.25pt" style:font-size-complex="14pt"/>
    </style:style>
    <style:style style:name="P3" style:family="paragraph" style:parent-style-name="Standard">
      <style:text-properties style:font-name="Ubuntu Light" fo:font-size="14pt" officeooo:rsid="00172ef9" officeooo:paragraph-rsid="001920fe" style:font-size-asian="12.25pt" style:font-size-complex="14pt"/>
    </style:style>
    <style:style style:name="P4" style:family="paragraph" style:parent-style-name="Standard">
      <style:text-properties style:font-name="Ubuntu Light" fo:font-size="14pt" officeooo:rsid="001920fe" officeooo:paragraph-rsid="001920fe" style:font-size-asian="12.25pt" style:font-size-complex="14pt"/>
    </style:style>
    <style:style style:name="P5" style:family="paragraph" style:parent-style-name="Standard">
      <style:text-properties style:font-name="Ubuntu Light" fo:font-size="14pt" officeooo:rsid="001a2405" officeooo:paragraph-rsid="001a2405" style:font-size-asian="12.25pt" style:font-size-complex="14pt"/>
    </style:style>
    <style:style style:name="T1" style:family="text">
      <style:text-properties officeooo:rsid="0015c822"/>
    </style:style>
    <style:style style:name="T2" style:family="text">
      <style:text-properties officeooo:rsid="00172ef9"/>
    </style:style>
    <style:style style:name="T3" style:family="text">
      <style:text-properties officeooo:rsid="00192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roduction:</text:p>
      <text:p text:style-name="P1">Buongiorno, mi chiamo Giulia Brugnatti e oggi vi presenterò il mio progetto per il corso di Applicazioni e Servizi Web.</text:p>
      <text:p text:style-name="P1"/>
      <text:p text:style-name="P1">Il progetto in questione riguarda l’implementazione di una Single Page Aplication che permetta la connettersi a una piattaforma robotica e gestire la simulazione in esecuzione in quest’ultima tramite la pagina web.</text:p>
      <text:p text:style-name="P1"/>
      <text:p text:style-name="P2">L’idea del progetto nasce in un contesto particolare, <text:span text:style-name="T1">nello specifico</text:span> all’interno del <text:span text:style-name="T1">gruppo</text:span> Alma-X.</text:p>
      <text:p text:style-name="P2"/>
      <text:p text:style-name="P5">Background &amp; prurpose:</text:p>
      <text:p text:style-name="P3">Alma-X è un associazione dell’Università di Bologna <text:span text:style-name="T3">che </text:span>partecipa ad una delle più importanti competizioni robotiche internazionali, la European Rover Challenge.</text:p>
      <text:p text:style-name="P4">Per affrontare le diverse prove che la gara richiede il gruppo che comprende circa<text:span text:style-name="T2"> una trentina di studenti afferenti a </text:span>diversi<text:span text:style-name="T2"> dipartimenti dell’Alma Mater </text:span>è organizzato in cinque divisioni le prime quattro delle quali aventi un background che spazia sui vari campi dell’ingegneria, l’ultima al contrario improntata verso le scienze.</text:p>
      <text:p text:style-name="P4">Vista la complessità dei software utilizzati per la competizioni, I membri di quest’ultima divisione hanno da sempre trovato estrema difficoltà nell’utilizzarli spesso rinunciandoci completamente.</text:p>
      <text:p text:style-name="P5">Da qui l’idea del progetto che vuole mettere a disposizione un’interfaccia semplice ed intuitiva che permetta a tutti gli studenti di poter utilizzare simulazioni robotiche astraendo dai dettagli specifici della loro gestione a livello di piattaforma.</text:p>
      <text:p text:style-name="P5"/>
      <text:p text:style-name="P5">Analysis</text:p>
      <text:p text:style-name="P5">Volendo entrare nel merito delle 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02T10:12:51.873465317</meta:creation-date>
    <dc:date>2021-09-02T11:19:20.825663675</dc:date>
    <meta:editing-duration>PT3M26S</meta:editing-duration>
    <meta:editing-cycles>1</meta:editing-cycles>
    <meta:document-statistic meta:table-count="0" meta:image-count="0" meta:object-count="0" meta:page-count="1" meta:paragraph-count="11" meta:word-count="206" meta:character-count="1451" meta:non-whitespace-character-count="1255"/>
    <meta:generator>LibreOffice/7.1.5.2$Linux_X86_64 LibreOffice_project/c18cfcb0f8824ad4ef2fc2ec0bd004713f8a9d14</meta:generator>
  </office:meta>
</office:document-meta>
</file>